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D3]*[.$A$2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[.D4]*[.$A$2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[.D5]*[.$A$2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[.D6]*[.$A$2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[.D7]*[.$A$2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[.D8]*[.$A$2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[.D9]*[.$A$2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[.D10]*[.$A$2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[.D11]*[.$A$2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[.D12]*[.$A$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[.D13]*[.$A$2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[.D14]*[.$A$2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[.D15]*[.$A$2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[.D16]*[.$A$2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" table:base-cell-address="$PMT.$H$3" table:cell-range-address="$PMT.$H$3"/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09:58:14.57684491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0:23:42.479444964</dc:date>
    <meta:editing-cycles>13</meta:editing-cycles>
    <meta:editing-duration>P11DT13H52M40S</meta:editing-duration>
    <meta:generator>LibreOffice/6.0.2.1$Linux_X86_64 LibreOffice_project/00m0$Build-1</meta:generator>
    <meta:document-statistic meta:table-count="4" meta:cell-count="170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